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174in" table:align="left"/>
    </style:style>
    <style:style style:name="Table1.A" style:family="table-column">
      <style:table-column-properties style:column-width="1.9118in"/>
    </style:style>
    <style:style style:name="Table1.B" style:family="table-column">
      <style:table-column-properties style:column-width="3.805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5778in" table:align="left"/>
    </style:style>
    <style:style style:name="Table2.A" style:family="table-column">
      <style:table-column-properties style:column-width="2.1542in"/>
    </style:style>
    <style:style style:name="Table2.B" style:family="table-column">
      <style:table-column-properties style:column-width="2.423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erne! Hier ist ein <text:span text:style-name="Strong_20_Emphasis">cleanes, detailliertes Fachkonzept</text:span> für dein Terminal-Programm mit klarer Trennung von Steuerung, Eingabe und Funktion – <text:span text:style-name="Strong_20_Emphasis">ohne nano</text:span>, mit Fokus auf <text:span text:style-name="Source_20_Text">argparse</text:span> und <text:span text:style-name="Source_20_Text">prompt_toolkit</text:span>. Es ist wie eine technische Blaupause für dein CLI-Projekt und orientiert sich an <text:span text:style-name="Strong_20_Emphasis">echten professionellen Tools</text:span>.</text:p>
      <text:p text:style-name="Horizontal_20_Line"/>
      <text:h text:style-name="Heading_20_1" text:outline-level="1">🧩 Fachkonzept: CLI-Programm mit <text:span text:style-name="Source_20_Text">argparse</text:span> + <text:span text:style-name="Source_20_Text">prompt_toolkit</text:span></text:h>
      <text:h text:style-name="Heading_20_2" text:outline-level="2">🔷 Ziel des Programms</text:h>
      <text:p text:style-name="Text_20_body">Ein reines Terminal-Programm für Linux, das dauerhaft E-Mails überprüft, bei neuen E-Mails automatisiert antwortet, dabei Bash-Skripte ausführt – <text:span text:style-name="Strong_20_Emphasis">alles gesteuert über das Terminal</text:span>, ohne GUI.</text:p>
      <text:p text:style-name="Horizontal_20_Line"/>
      <text:h text:style-name="Heading_20_2" text:outline-level="2">📁 Projektstruktur</text:h>
      <text:p text:style-name="Preformatted_20_Text"><text:span text:style-name="Source_20_Text">projekt/</text:span></text:p>
      <text:p text:style-name="Preformatted_20_Text"><text:span text:style-name="Source_20_Text">│</text:span></text:p>
      <text:p text:style-name="Preformatted_20_Text"><text:span text:style-name="Source_20_Text">├── main.py <text:s text:c="17"/># Einstiegspunkt mit argparse</text:span></text:p>
      <text:p text:style-name="Preformatted_20_Text"><text:span text:style-name="Source_20_Text">├── config.py <text:s text:c="15"/># Lesen und Schreiben von Konfiguration</text:span></text:p>
      <text:p text:style-name="Preformatted_20_Text"><text:span text:style-name="Source_20_Text">├── modes/ <text:s text:c="18"/># Interaktive Modi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setup_mode.py <text:s text:c="7"/># Interaktive Konfiguration</text:span></text:p>
      <text:p text:style-name="Preformatted_20_Text"><text:span text:style-name="Source_20_Text">│ <text:s text:c="2"/>└── run_mode.py <text:s text:c="9"/># Dauerhafte Ausführung</text:span></text:p>
      <text:p text:style-name="Preformatted_20_Text"><text:span text:style-name="Source_20_Text">├── mail/ <text:s text:c="19"/># E-Mail-Logik</text:span></text:p>
      <text:p text:style-name="Preformatted_20_Text"><text:span text:style-name="Source_20_Text">│ <text:s text:c="2"/>├── check.py <text:s text:c="12"/># Abruf neuer E-Mails</text:span></text:p>
      <text:p text:style-name="Preformatted_20_Text"><text:span text:style-name="Source_20_Text">│ <text:s text:c="2"/>└── reply.py <text:s text:c="12"/># Antwort erzeugen</text:span></text:p>
      <text:p text:style-name="P1"><text:span text:style-name="Source_20_Text">└── settings.json <text:s text:c="11"/># Konfigurationsdatei (wird interaktiv beschrieben)</text:span></text:p>
      <text:p text:style-name="Horizontal_20_Line"/>
      <text:h text:style-name="Heading_20_2" text:outline-level="2">🧭 Steuerung mit <text:span text:style-name="Source_20_Text">argparse</text:span></text:h>
      <text:h text:style-name="Heading_20_3" text:outline-level="3">🔹 Aufgabe</text:h>
      <text:p text:style-name="Text_20_body"><text:span text:style-name="Source_20_Text">main.py</text:span> entscheidet <text:span text:style-name="Strong_20_Emphasis">per Argument</text:span>, <text:span text:style-name="Strong_20_Emphasis">welcher Programm-Modus gestartet wird</text:span>.</text:p>
      <text:h text:style-name="Heading_20_3" text:outline-level="3">🔹 Beispielaufrufe</text:h>
      <text:p text:style-name="Preformatted_20_Text"><text:span text:style-name="Source_20_Text">python3 main.py --mode=setup <text:s text:c="5"/># Konfiguration interaktiv durchführen</text:span></text:p>
      <text:p text:style-name="P1"><text:span text:style-name="Source_20_Text">python3 main.py --mode=run <text:s text:c="7"/># Programm dauerhaft ausführen</text:span></text:p>
      <text:h text:style-name="Heading_20_3" text:outline-level="3">🔹 Argumentdefinition</text:h>
      <text:list text:style-name="L1">
        <text:list-item>
          <text:p text:style-name="P2"><text:span text:style-name="Source_20_Text">--mode</text:span>: Pflichtargument</text:p>
          <text:list>
            <text:list-item>
              <text:p text:style-name="P2"><text:span text:style-name="Source_20_Text">setup</text:span>: Interaktive Eingabe von Zugangsdaten, Antworttext usw.</text:p>
            </text:list-item>
            <text:list-item>
              <text:p text:style-name="P2"><text:soft-page-break/><text:span text:style-name="Source_20_Text">run</text:span>: Programm beginnt dauerhaft zu laufen (z. B. E-Mail abrufen)</text:p>
            </text:list-item>
          </text:list>
        </text:list-item>
      </text:list>
      <text:p text:style-name="Horizontal_20_Line"/>
      <text:h text:style-name="Heading_20_2" text:outline-level="2">📥 Interaktive Eingabe mit <text:span text:style-name="Source_20_Text">prompt_toolkit</text:span></text:h>
      <text:h text:style-name="Heading_20_3" text:outline-level="3">🔹 Warum?</text:h>
      <text:p text:style-name="Text_20_body">Für User ohne Skript-Erfahrung: einfach, sicher, fehlertolerant. Ermöglicht:</text:p>
      <text:list text:style-name="L2">
        <text:list-item>
          <text:p text:style-name="P3">Passwortmaskierung (<text:span text:style-name="Source_20_Text">is_password=True</text:span>)</text:p>
        </text:list-item>
        <text:list-item>
          <text:p text:style-name="P3">Autovervollständigung (z. B. für Domains)</text:p>
        </text:list-item>
        <text:list-item>
          <text:p text:style-name="P3">Eingabevalidierung</text:p>
        </text:list-item>
        <text:list-item>
          <text:p text:style-name="P3">Benutzerfreundliche Menüs</text:p>
        </text:list-item>
      </text:list>
      <text:h text:style-name="Heading_20_3" text:outline-level="3">🔹 Beispielablauf <text:span text:style-name="Source_20_Text">setup_mode</text:span></text:h>
      <text:p text:style-name="Preformatted_20_Text"><text:span text:style-name="Source_20_Text">📧 E-Mail-Konfiguration</text:span></text:p>
      <text:p text:style-name="Preformatted_20_Text"/>
      <text:p text:style-name="Preformatted_20_Text"><text:span text:style-name="Source_20_Text">1. E-Mail-Adresse eingeben</text:span></text:p>
      <text:p text:style-name="Preformatted_20_Text"><text:span text:style-name="Source_20_Text">2. Passwort eingeben</text:span></text:p>
      <text:p text:style-name="Preformatted_20_Text"><text:span text:style-name="Source_20_Text">3. Antworttext festlegen</text:span></text:p>
      <text:p text:style-name="Preformatted_20_Text"><text:span text:style-name="Source_20_Text">4. Zeitintervall (Sekunden) setzen</text:span></text:p>
      <text:p text:style-name="P1"><text:span text:style-name="Source_20_Text">5. Speichern und Testen</text:span></text:p>
      <text:p text:style-name="Quotations">Auswahl z. B. mit <text:span text:style-name="Source_20_Text">prompt_toolkit.shortcuts.radiolist_dialog</text:span><text:line-break/>Eingaben z. B. mit <text:span text:style-name="Source_20_Text">prompt()</text:span>, validiert und farblich formatiert</text:p>
      <text:h text:style-name="Heading_20_3" text:outline-level="3">🔹 Konfiguration wird gespeichert in:</text:h>
      <text:p text:style-name="Preformatted_20_Text"><text:span text:style-name="Source_20_Text">{</text:span></text:p>
      <text:p text:style-name="Preformatted_20_Text"><text:span text:style-name="Source_20_Text"><text:s text:c="2"/>"email": "user@example.com",</text:span></text:p>
      <text:p text:style-name="Preformatted_20_Text"><text:span text:style-name="Source_20_Text"><text:s text:c="2"/>"password": "geheim123",</text:span></text:p>
      <text:p text:style-name="Preformatted_20_Text"><text:span text:style-name="Source_20_Text"><text:s text:c="2"/>"reply_text": "Danke für Ihre Nachricht!",</text:span></text:p>
      <text:p text:style-name="Preformatted_20_Text"><text:span text:style-name="Source_20_Text"><text:s text:c="2"/>"interval": 30</text:span></text:p>
      <text:p text:style-name="P1"><text:span text:style-name="Source_20_Text">}</text:span></text:p>
      <text:p text:style-name="Horizontal_20_Line"/>
      <text:h text:style-name="Heading_20_2" text:outline-level="2">⚙️ Lauf-Modus <text:span text:style-name="Source_20_Text">run</text:span></text:h>
      <text:h text:style-name="Heading_20_3" text:outline-level="3">🔹 Aufgabe</text:h>
      <text:list text:style-name="L3">
        <text:list-item>
          <text:p text:style-name="P4">Endlosschleife prüft im Hintergrund E-Mails (<text:span text:style-name="Source_20_Text">while True</text:span>)</text:p>
        </text:list-item>
        <text:list-item>
          <text:p text:style-name="P4">Falls neue E-Mail ankommt:</text:p>
          <text:list>
            <text:list-item>
              <text:p text:style-name="P4">Inhalte analysieren</text:p>
            </text:list-item>
            <text:list-item>
              <text:p text:style-name="P4">Antwort erzeugen</text:p>
            </text:list-item>
            <text:list-item>
              <text:p text:style-name="P4">ggf. Bash-Skript ausführen</text:p>
            </text:list-item>
          </text:list>
        </text:list-item>
      </text:list>
      <text:h text:style-name="Heading_20_3" text:outline-level="3"><text:soft-page-break/>🔹 Technischer Ablauf</text:h>
      <text:p text:style-name="Preformatted_20_Text"><text:span text:style-name="Source_20_Text">with ThreadPoolExecutor() as executor:</text:span></text:p>
      <text:p text:style-name="Preformatted_20_Text"><text:span text:style-name="Source_20_Text"><text:s text:c="4"/>executor.submit(check_loop) <text:s text:c="4"/># Prüft Mails im Intervall</text:span></text:p>
      <text:p text:style-name="P1"><text:span text:style-name="Source_20_Text"><text:s text:c="4"/>executor.submit(script_loop) <text:s text:c="3"/># Führt Skripte unabhängig aus</text:span></text:p>
      <text:list text:style-name="L4">
        <text:list-item>
          <text:p text:style-name="P5">Kein Prozess blockiert den anderen</text:p>
        </text:list-item>
        <text:list-item>
          <text:p text:style-name="P5">Das Programm bleibt reaktiv</text:p>
        </text:list-item>
        <text:list-item>
          <text:p text:style-name="P5">Optionaler Stopp über Tastenkombi oder <text:span text:style-name="Source_20_Text">SignalHandler</text:span></text:p>
        </text:list-item>
      </text:list>
      <text:p text:style-name="Horizontal_20_Line"/>
      <text:h text:style-name="Heading_20_2" text:outline-level="2">📌 Funktionen der CLI – Übersicht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unktion</text:p>
            </table:table-cell>
            <table:table-cell table:style-name="Table1.A1" office:value-type="string">
              <text:p text:style-name="Table_20_Heading">Umsetzung</text:p>
            </table:table-cell>
          </table:table-row>
        </table:table-header-rows>
        <table:table-row>
          <table:table-cell table:style-name="Table1.A1" office:value-type="string">
            <text:p text:style-name="Table_20_Contents">Moduswahl</text:p>
          </table:table-cell>
          <table:table-cell table:style-name="Table1.A1" office:value-type="string">
            <text:p text:style-name="Table_20_Contents"><text:span text:style-name="Source_20_Text">argparse</text:span> (<text:span text:style-name="Source_20_Text">--mode</text:span>)</text:p>
          </table:table-cell>
        </table:table-row>
        <table:table-row>
          <table:table-cell table:style-name="Table1.A1" office:value-type="string">
            <text:p text:style-name="Table_20_Contents">Interaktive Konfiguration</text:p>
          </table:table-cell>
          <table:table-cell table:style-name="Table1.A1" office:value-type="string">
            <text:p text:style-name="Table_20_Contents"><text:span text:style-name="Source_20_Text">prompt_toolkit</text:span></text:p>
          </table:table-cell>
        </table:table-row>
        <table:table-row>
          <table:table-cell table:style-name="Table1.A1" office:value-type="string">
            <text:p text:style-name="Table_20_Contents">Passwort sicher eingeben</text:p>
          </table:table-cell>
          <table:table-cell table:style-name="Table1.A1" office:value-type="string">
            <text:p text:style-name="Table_20_Contents"><text:span text:style-name="Source_20_Text">is_password=True</text:span></text:p>
          </table:table-cell>
        </table:table-row>
        <table:table-row>
          <table:table-cell table:style-name="Table1.A1" office:value-type="string">
            <text:p text:style-name="Table_20_Contents">Validierung von Eingaben</text:p>
          </table:table-cell>
          <table:table-cell table:style-name="Table1.A1" office:value-type="string">
            <text:p text:style-name="Table_20_Contents"><text:span text:style-name="Source_20_Text">prompt_toolkit.validation</text:span></text:p>
          </table:table-cell>
        </table:table-row>
        <table:table-row>
          <table:table-cell table:style-name="Table1.A1" office:value-type="string">
            <text:p text:style-name="Table_20_Contents">Bash-Skripte ausführen</text:p>
          </table:table-cell>
          <table:table-cell table:style-name="Table1.A1" office:value-type="string">
            <text:p text:style-name="Table_20_Contents"><text:span text:style-name="Source_20_Text">subprocess.run(...)</text:span></text:p>
          </table:table-cell>
        </table:table-row>
        <table:table-row>
          <table:table-cell table:style-name="Table1.A1" office:value-type="string">
            <text:p text:style-name="Table_20_Contents">E-Mail prüfen &amp; antworten</text:p>
          </table:table-cell>
          <table:table-cell table:style-name="Table1.A1" office:value-type="string">
            <text:p text:style-name="Table_20_Contents"><text:span text:style-name="Source_20_Text">mail/check.py</text:span>, <text:span text:style-name="Source_20_Text">mail/reply.py</text:span></text:p>
          </table:table-cell>
        </table:table-row>
        <table:table-row>
          <table:table-cell table:style-name="Table1.A1" office:value-type="string">
            <text:p text:style-name="Table_20_Contents">Parallele Ausführung</text:p>
          </table:table-cell>
          <table:table-cell table:style-name="Table1.A1" office:value-type="string">
            <text:p text:style-name="Table_20_Contents"><text:span text:style-name="Source_20_Text">concurrent.futures.ThreadPoolExecutor</text:span></text:p>
          </table:table-cell>
        </table:table-row>
        <table:table-row>
          <table:table-cell table:style-name="Table1.A1" office:value-type="string">
            <text:p text:style-name="Table_20_Contents">Konfiguration speichern</text:p>
          </table:table-cell>
          <table:table-cell table:style-name="Table1.A1" office:value-type="string">
            <text:p text:style-name="Table_20_Contents">JSON-Datei <text:span text:style-name="Source_20_Text">settings.json</text:span></text:p>
          </table:table-cell>
        </table:table-row>
      </table:table>
      <text:p text:style-name="Horizontal_20_Line"/>
      <text:h text:style-name="Heading_20_2" text:outline-level="2">🧼 Beenden eines Prozesses (z. B. nur Script-Executor stoppen)</text:h>
      <text:list text:style-name="L5">
        <text:list-item>
          <text:p text:style-name="P6">Prozesse laufen in Threads</text:p>
        </text:list-item>
        <text:list-item>
          <text:p text:style-name="P6">Ein <text:span text:style-name="Source_20_Text">threading.Event()</text:span>-Objekt kann benutzt werden, um bestimmte Prozesse kontrolliert zu beenden</text:p>
        </text:list-item>
        <text:list-item>
          <text:p text:style-name="P6">Beispiel:</text:p>
        </text:list-item>
      </text:list>
      <text:p text:style-name="Preformatted_20_Text"><text:span text:style-name="Source_20_Text">stop_event = threading.Event()</text:span></text:p>
      <text:p text:style-name="Preformatted_20_Text"/>
      <text:p text:style-name="Preformatted_20_Text"><text:span text:style-name="Source_20_Text">def script_loop():</text:span></text:p>
      <text:p text:style-name="Preformatted_20_Text"><text:span text:style-name="Source_20_Text"><text:s text:c="4"/>while not stop_event.is_set():</text:span></text:p>
      <text:p text:style-name="Preformatted_20_Text"><text:span text:style-name="Source_20_Text"><text:s text:c="8"/># führe Skript aus</text:span></text:p>
      <text:p text:style-name="Preformatted_20_Text"><text:span text:style-name="Source_20_Text"><text:s text:c="8"/>...</text:span></text:p>
      <text:p text:style-name="Preformatted_20_Text"/>
      <text:p text:style-name="Preformatted_20_Text"><text:span text:style-name="Source_20_Text"># Beenden von außen:</text:span></text:p>
      <text:p text:style-name="P1"><text:span text:style-name="Source_20_Text">stop_event.set()</text:span></text:p>
      <text:p text:style-name="Horizontal_20_Line"/>
      <text:h text:style-name="Heading_20_2" text:outline-level="2">🧠 Optional: Erweiterungsideen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Idee</text:p>
            </table:table-cell>
            <table:table-cell table:style-name="Table2.A1" office:value-type="string">
              <text:p text:style-name="Table_20_Heading">Nutze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--mode=test</text:span></text:p>
          </table:table-cell>
          <table:table-cell table:style-name="Table2.A1" office:value-type="string">
            <text:p text:style-name="Table_20_Contents">Testet Mail-Einstellungen</text:p>
          </table:table-cell>
        </table:table-row>
        <text:soft-page-break/>
        <table:table-row>
          <table:table-cell table:style-name="Table2.A1" office:value-type="string">
            <text:p text:style-name="Table_20_Contents">Logging mit <text:span text:style-name="Source_20_Text">logging</text:span>-Modul</text:p>
          </table:table-cell>
          <table:table-cell table:style-name="Table2.A1" office:value-type="string">
            <text:p text:style-name="Table_20_Contents">Diagnose, Debugging</text:p>
          </table:table-cell>
        </table:table-row>
        <table:table-row>
          <table:table-cell table:style-name="Table2.A1" office:value-type="string">
            <text:p text:style-name="Table_20_Contents">Lokale Mail-Vorschau</text:p>
          </table:table-cell>
          <table:table-cell table:style-name="Table2.A1" office:value-type="string">
            <text:p text:style-name="Table_20_Contents">Zeigt die Antwort vor dem Senden</text:p>
          </table:table-cell>
        </table:table-row>
        <table:table-row>
          <table:table-cell table:style-name="Table2.A1" office:value-type="string">
            <text:p text:style-name="Table_20_Contents"><text:span text:style-name="Source_20_Text">argparse</text:span> mit <text:span text:style-name="Source_20_Text">--set</text:span> später</text:p>
          </table:table-cell>
          <table:table-cell table:style-name="Table2.A1" office:value-type="string">
            <text:p text:style-name="Table_20_Contents">Für Power-User ohne Interaktion</text:p>
          </table:table-cell>
        </table:table-row>
      </table:table>
      <text:p text:style-name="Horizontal_20_Line"/>
      <text:h text:style-name="Heading_20_2" text:outline-level="2">✅ Fazit</text:h>
      <text:p text:style-name="Text_20_body">Dein Programm folgt damit einem <text:span text:style-name="Strong_20_Emphasis">klar strukturierten, modularen, bewährten Konzept</text:span>, wie es auch bei komplexen CLI-Tools eingesetzt wird:</text:p>
      <text:list text:style-name="L6">
        <text:list-item>
          <text:p text:style-name="P7"><text:span text:style-name="Strong_20_Emphasis">Einfache Steuerung durch </text:span><text:span text:style-name="Strong_20_Emphasis"><text:span text:style-name="Source_20_Text">argparse</text:span></text:span></text:p>
        </text:list-item>
        <text:list-item>
          <text:p text:style-name="P7"><text:span text:style-name="Strong_20_Emphasis">Benutzerfreundliche Eingabe durch </text:span><text:span text:style-name="Strong_20_Emphasis"><text:span text:style-name="Source_20_Text">prompt_toolkit</text:span></text:span></text:p>
        </text:list-item>
        <text:list-item>
          <text:p text:style-name="P7"><text:span text:style-name="Strong_20_Emphasis">Modular, testbar, erweiterbar</text:span></text:p>
        </text:list-item>
      </text:list>
      <text:p text:style-name="Horizontal_20_Line"/>
      <text:p text:style-name="Text_20_body">Wenn du willst, können wir jetzt gemeinsam:</text:p>
      <text:list text:style-name="L7">
        <text:list-item>
          <text:p text:style-name="P8">ein Beispiel <text:span text:style-name="Source_20_Text">setup_mode.py</text:span> planen,</text:p>
        </text:list-item>
        <text:list-item>
          <text:p text:style-name="P8">oder die <text:span text:style-name="Source_20_Text">ThreadPoolExecutor</text:span>-Struktur für den <text:span text:style-name="Source_20_Text">run_mode</text:span> aufbauen,</text:p>
        </text:list-item>
        <text:list-item>
          <text:p text:style-name="P8">oder den <text:span text:style-name="Source_20_Text">prompt_toolkit</text:span>-Dialog für Eingaben entwerfen.</text:p>
        </text:list-item>
      </text:list>
      <text:p text:style-name="Text_20_body">Was wäre dein nächster Schritt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2:17:57.180882149</meta:creation-date>
    <dc:date>2025-06-30T12:31:20.930206464</dc:date>
    <meta:editing-duration>PT1M9S</meta:editing-duration>
    <meta:editing-cycles>2</meta:editing-cycles>
    <meta:generator>LibreOffice/24.2.7.2$Linux_X86_64 LibreOffice_project/420$Build-2</meta:generator>
    <meta:document-statistic meta:table-count="2" meta:image-count="0" meta:object-count="0" meta:page-count="4" meta:paragraph-count="114" meta:word-count="525" meta:character-count="4182" meta:non-whitespace-character-count="3613"/>
  </office:meta>
</office:document-meta>
</file>